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9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/>
    </style:style>
    <style:style style:name="ce4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13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number-columns-repeated="32" table:default-cell-style-name="Default"/>
        <table:table-column table:style-name="co2" table:number-columns-repeated="3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TNS</text:p>
          </table:table-cell>
          <table:table-cell office:value-type="string" calcext:value-type="string">
            <text:p>WHS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WBSS</text:p>
          </table:table-cell>
          <table:table-cell office:value-type="string" calcext:value-type="string">
            <text:p>TPWS</text:p>
          </table:table-cell>
          <table:table-cell office:value-type="string" calcext:value-type="string">
            <text:p>Total Power</text:p>
          </table:table-cell>
          <table:table-cell office:value-type="string" calcext:value-type="string">
            <text:p>Failed Routes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URAM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LUTRAM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BUFG</text:p>
          </table:table-cell>
          <table:table-cell office:value-type="string" calcext:value-type="string">
            <text:p>MMCM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CI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Run Strategy</text:p>
          </table:table-cell>
          <table:table-cell office:value-type="string" calcext:value-type="string">
            <text:p>Report Strategy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Description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constrs_1</text:p>
          </table:table-cell>
          <table:table-cell table:style-name="ce1" office:value-type="string" calcext:value-type="string">
            <text:p>synth_design Complete!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Off</text:p>
          </table:table-cell>
          <table:table-cell table:style-name="ce1" table:number-columns-repeated="8"/>
          <table:table-cell table:style-name="ce2" office:value-type="float" office:value="7767" calcext:value-type="float">
            <text:p>7767</text:p>
          </table:table-cell>
          <table:table-cell table:style-name="ce2" office:value-type="float" office:value="3137" calcext:value-type="float">
            <text:p>3137</text:p>
          </table:table-cell>
          <table:table-cell table:style-name="ce4" office:value-type="float" office:value="11" calcext:value-type="float">
            <text:p>11.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date" office:date-value="2021-03-21T17:25:30" calcext:value-type="date">
            <text:p>3/21/2021 17:25</text:p>
          </table:table-cell>
          <table:table-cell table:style-name="ce1" office:value-type="string" calcext:value-type="string">
            <text:p>00:03:24</text:p>
          </table:table-cell>
          <table:table-cell table:style-name="ce1" office:value-type="string" calcext:value-type="string">
            <text:p>Flow_PerfThresholdCarry (Vivado Synthesis 2020)</text:p>
          </table:table-cell>
          <table:table-cell table:style-name="ce1" office:value-type="string" calcext:value-type="string">
            <text:p>Vivado Synthesis Default Reports (Vivado Synthesis 2020)</text:p>
          </table:table-cell>
          <table:table-cell table:style-name="ce1" office:value-type="string" calcext:value-type="string">
            <text:p>xc7a100tcsg324-2</text:p>
          </table:table-cell>
          <table:table-cell table:style-name="ce1" office:value-type="string" calcext:value-type="string">
            <text:p>marcPC</text:p>
          </table:table-cell>
          <table:table-cell table:style-name="ce1" office:value-type="string" calcext:value-type="string">
            <text:p>Default options plus the FewerCarryChains directive for less inference of carry chains, turning off the LUT combining, resource sharing off, retaining equivalent registers</text:p>
          </table:table-cell>
          <table:table-cell table:number-columns-repeated="32"/>
        </table:table-row>
        <table:table-row-group>
          <table:table-row table:style-name="ro1">
            <table:table-cell table:style-name="ce1" office:value-type="string" calcext:value-type="string">
              <text:p>impl_2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route_design Complete, Failed Timing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style-name="ce3" office:value-type="float" office:value="-0.764604389667511" calcext:value-type="float">
              <text:p>-0.76</text:p>
            </table:table-cell>
            <table:table-cell table:style-name="ce3" office:value-type="float" office:value="-31.9904174804687" calcext:value-type="float">
              <text:p>-31.99</text:p>
            </table:table-cell>
            <table:table-cell table:style-name="ce4" office:value-type="float" office:value="0.0743372067809105" calcext:value-type="float">
              <text:p>0.07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48099744319916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064" calcext:value-type="float">
              <text:p>7064</text:p>
            </table:table-cell>
            <table:table-cell table:style-name="ce2" office:value-type="float" office:value="3137" calcext:value-type="float">
              <text:p>3137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7:29:05" calcext:value-type="date">
              <text:p>3/21/2021 17:29</text:p>
            </table:table-cell>
            <table:table-cell table:style-name="ce1" office:value-type="string" calcext:value-type="string">
              <text:p>00:06:23</text:p>
            </table:table-cell>
            <table:table-cell table:style-name="ce1" office:value-type="string" calcext:value-type="string">
              <text:p>Vivado Implementation Defaults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Default settings for Implementation.</text:p>
            </table:table-cell>
            <table:table-cell table:number-columns-repeated="32"/>
          </table:table-row>
          <table:table-row table:style-name="ro1">
            <table:table-cell table:style-name="ce1" office:value-type="string" calcext:value-type="string">
              <text:p>impl_3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phys_opt_design (Post-Route) Complete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style-name="ce3" office:value-type="float" office:value="-0.163734808564186" calcext:value-type="float">
              <text:p>-0.16</text:p>
            </table:table-cell>
            <table:table-cell table:style-name="ce3" office:value-type="float" office:value="-2.54540657997131" calcext:value-type="float">
              <text:p>-2.55</text:p>
            </table:table-cell>
            <table:table-cell table:style-name="ce4" office:value-type="float" office:value="0.0743372067809105" calcext:value-type="float">
              <text:p>0.07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47925832867622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065" calcext:value-type="float">
              <text:p>7065</text:p>
            </table:table-cell>
            <table:table-cell table:style-name="ce2" office:value-type="float" office:value="3137" calcext:value-type="float">
              <text:p>3137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7:29:06" calcext:value-type="date">
              <text:p>3/21/2021 17:29</text:p>
            </table:table-cell>
            <table:table-cell table:style-name="ce1" office:value-type="string" calcext:value-type="string">
              <text:p>00:13:10</text:p>
            </table:table-cell>
            <table:table-cell table:style-name="ce1" office:value-type="string" calcext:value-type="string">
              <text:p>Performance_ExplorePostRoutePhysOpt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Similar to Peformance_Explore, but enables the physical optimization step (phys_opt_design) with the Explore directive after routing.</text:p>
            </table:table-cell>
            <table:table-cell table:number-columns-repeated="32"/>
          </table:table-row>
          <table:table-row table:style-name="ro1">
            <table:table-cell table:style-name="ce1" office:value-type="string" calcext:value-type="string">
              <text:p>impl_4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route_design Complete, Failed Timing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style-name="ce3" office:value-type="float" office:value="-0.675613343715668" calcext:value-type="float">
              <text:p>-0.68</text:p>
            </table:table-cell>
            <table:table-cell table:style-name="ce3" office:value-type="float" office:value="-27.0624084472656" calcext:value-type="float">
              <text:p>-27.06</text:p>
            </table:table-cell>
            <table:table-cell table:style-name="ce4" office:value-type="float" office:value="0.0837669968605042" calcext:value-type="float">
              <text:p>0.08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50592589378357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071" calcext:value-type="float">
              <text:p>7071</text:p>
            </table:table-cell>
            <table:table-cell table:style-name="ce2" office:value-type="float" office:value="3137" calcext:value-type="float">
              <text:p>3137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7:29:06" calcext:value-type="date">
              <text:p>3/21/2021 17:29</text:p>
            </table:table-cell>
            <table:table-cell table:style-name="ce1" office:value-type="string" calcext:value-type="string">
              <text:p>00:10:40</text:p>
            </table:table-cell>
            <table:table-cell table:style-name="ce1" office:value-type="string" calcext:value-type="string">
              <text:p>Performance_ExtraTimingOpt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Includes alternate algorithms for timing-driven optimization</text:p>
            </table:table-cell>
            <table:table-cell table:number-columns-repeated="32"/>
          </table:table-row>
          <table:table-row table:style-name="ro1">
            <table:table-cell table:style-name="ce1" office:value-type="string" calcext:value-type="string">
              <text:p>impl_5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route_design Complete, Failed Timing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style-name="ce3" office:value-type="float" office:value="-0.677248477935791" calcext:value-type="float">
              <text:p>-0.68</text:p>
            </table:table-cell>
            <table:table-cell table:style-name="ce3" office:value-type="float" office:value="-27.8782539367676" calcext:value-type="float">
              <text:p>-27.88</text:p>
            </table:table-cell>
            <table:table-cell table:style-name="ce4" office:value-type="float" office:value="0.0853285193443298" calcext:value-type="float">
              <text:p>0.09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49667331576347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071" calcext:value-type="float">
              <text:p>7071</text:p>
            </table:table-cell>
            <table:table-cell table:style-name="ce2" office:value-type="float" office:value="3137" calcext:value-type="float">
              <text:p>3137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7:29:07" calcext:value-type="date">
              <text:p>3/21/2021 17:29</text:p>
            </table:table-cell>
            <table:table-cell table:style-name="ce1" office:value-type="string" calcext:value-type="string">
              <text:p>00:10:15</text:p>
            </table:table-cell>
            <table:table-cell table:style-name="ce1" office:value-type="string" calcext:value-type="string">
              <text:p>Congestion_SpreadLogic_high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Spread logic throughout the device to avoid creating congested regions. (high setting: highest degree of spreading)</text:p>
            </table:table-cell>
            <table:table-cell table:number-columns-repeated="32"/>
          </table:table-row>
          <table:table-row table:style-name="ro1">
            <table:table-cell table:style-name="ce1" office:value-type="string" calcext:value-type="string">
              <text:p>impl_6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phys_opt_design (Post-Route) Complete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number-columns-repeated="2" table:style-name="ce3" office:value-type="float" office:value="-0.0140794040635228" calcext:value-type="float">
              <text:p>-0.01</text:p>
            </table:table-cell>
            <table:table-cell table:style-name="ce4" office:value-type="float" office:value="0.0743372067809105" calcext:value-type="float">
              <text:p>0.07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4809829890728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064" calcext:value-type="float">
              <text:p>7064</text:p>
            </table:table-cell>
            <table:table-cell table:style-name="ce2" office:value-type="float" office:value="3137" calcext:value-type="float">
              <text:p>3137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7:29:07" calcext:value-type="date">
              <text:p>3/21/2021 17:29</text:p>
            </table:table-cell>
            <table:table-cell table:style-name="ce1" office:value-type="string" calcext:value-type="string">
              <text:p>00:12:24</text:p>
            </table:table-cell>
            <table:table-cell table:style-name="ce1" office:value-type="string" calcext:value-type="string">
              <text:p>Flow_RunPostRoutePhysOpt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Similar to the Implementation Run Defaults, but enables the physical optimization step (phys_opt_design) before and after routing.</text:p>
            </table:table-cell>
            <table:table-cell table:number-columns-repeated="32"/>
          </table:table-row>
          <table:table-row table:style-name="ro1">
            <table:table-cell table:style-name="ce1" office:value-type="string" calcext:value-type="string">
              <text:p>impl_7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phys_opt_design (Post-Route) Complete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style-name="ce3" office:value-type="float" office:value="-0.0644524469971657" calcext:value-type="float">
              <text:p>-0.06</text:p>
            </table:table-cell>
            <table:table-cell table:style-name="ce3" office:value-type="float" office:value="-0.711670696735382" calcext:value-type="float">
              <text:p>-0.71</text:p>
            </table:table-cell>
            <table:table-cell table:style-name="ce4" office:value-type="float" office:value="0.0977921113371849" calcext:value-type="float">
              <text:p>0.10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49904781579971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071" calcext:value-type="float">
              <text:p>7071</text:p>
            </table:table-cell>
            <table:table-cell table:style-name="ce2" office:value-type="float" office:value="3137" calcext:value-type="float">
              <text:p>3137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7:29:06" calcext:value-type="date">
              <text:p>3/21/2021 17:29</text:p>
            </table:table-cell>
            <table:table-cell table:style-name="ce1" office:value-type="string" calcext:value-type="string">
              <text:p>00:14:14</text:p>
            </table:table-cell>
            <table:table-cell table:style-name="ce1" office:value-type="string" calcext:value-type="string">
              <text:p>custom_implementation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Similar to the Implementation Run Defaults, but enables the physical optimization step (phys_opt_design) before and after routing.</text:p>
            </table:table-cell>
            <table:table-cell table:number-columns-repeated="32"/>
          </table:table-row>
        </table:table-row-group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6:52:22</meta:creation-date>
    <meta:initial-creator>Apache POI</meta:initial-creator>
    <meta:generator>LibreOffice/7.0.4.2$Linux_X86_64 LibreOffice_project/00$Build-2</meta:generator>
    <dc:date>2021-03-21T17:53:58.022438780</dc:date>
    <meta:editing-duration>PT19S</meta:editing-duration>
    <meta:editing-cycles>1</meta:editing-cycles>
    <meta:document-statistic meta:table-count="1" meta:cell-count="242" meta:object-count="0"/>
  </office:meta>
</office:document-meta>
</file>